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3.946cm"/>
    </style:style>
    <style:style style:name="co4" style:family="table-column">
      <style:table-column-properties fo:break-before="auto" style:column-width="4.362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18.771cm"/>
    </style:style>
    <style:style style:name="co7" style:family="table-column">
      <style:table-column-properties fo:break-before="auto" style:column-width="5.874cm"/>
    </style:style>
    <style:style style:name="co8" style:family="table-column">
      <style:table-column-properties fo:break-before="auto" style:column-width="5.145cm"/>
    </style:style>
    <style:style style:name="co10" style:family="table-column">
      <style:table-column-properties fo:break-before="auto" style:column-width="4.8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ext-properties style:font-name="DejaVu Sans Condensed" style:font-name-asian="DejaVu Sans Condensed1" style:font-name-complex="Lohit Hindi"/>
    </style:style>
    <style:style style:name="ce2" style:family="table-cell" style:parent-style-name="Default" style:data-style-name="N30"/>
    <style:style style:name="ce3" style:family="table-cell" style:parent-style-name="Default" style:data-style-name="N30">
      <style:text-properties style:font-name="DejaVu Sans Condensed" style:font-name-asian="DejaVu Sans Condensed1" style:font-name-complex="Lohit Hindi"/>
    </style:style>
    <style:style style:name="ce4" style:family="table-cell" style:parent-style-name="Default">
      <style:text-properties style:font-name="DejaVu Serif Condensed" fo:font-size="10pt" fo:language="en" fo:country="US" style:font-name-asian="DejaVu Sans Condensed" style:font-size-asian="10pt" style:language-asian="en" style:country-asian="US" style:font-name-complex="DejaVu Sans Condensed1" style:font-size-complex="10pt" style:language-complex="en" style:country-complex="US"/>
    </style:style>
    <style:style style:name="ce5" style:family="table-cell" style:parent-style-name="Default">
      <style:table-cell-properties fo:background-color="#ffb515"/>
    </style:style>
    <style:style style:name="ce6" style:family="table-cell" style:parent-style-name="Default">
      <style:table-cell-properties fo:background-color="#ffffff"/>
    </style:style>
    <style:style style:name="T1" style:family="text">
      <style:text-properties style:font-name-asian="DejaVu Sans Condensed1" style:font-name-complex="Lohit Hindi"/>
    </style:style>
  </office:automatic-styles>
  <office:body>
    <office:spreadsheet>
      <table:table table:name="admin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人员表</text:p>
          </table:table-cell>
          <table:table-cell office:value-type="string">
            <text:p>Pers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ser_name</text:p>
          </table:table-cell>
          <table:table-cell office:value-type="string">
            <text:p>登录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密码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name</text:p>
          </table:table-cell>
          <table:table-cell office:value-type="string">
            <text:p>姓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artment_id</text:p>
          </table:table-cell>
          <table:table-cell office:value-type="string">
            <text:p>所属部门</text:p>
          </table:table-cell>
          <table:table-cell office:value-type="string">
            <text:p>外键指向部门表</text:p>
          </table:table-cell>
          <table:table-cell/>
        </table:table-row>
        <table:table-row table:style-name="ro2">
          <table:table-cell table:style-name="ce2" office:value-type="date" office:date-value="2011-10-12">
            <text:p>11年10月12日</text:p>
          </table:table-cell>
          <table:table-cell/>
          <table:table-cell office:value-type="string">
            <text:p>电话</text:p>
          </table:table-cell>
          <table:table-cell/>
          <table:table-cell table:style-name="ce2"/>
        </table:table-row>
        <table:table-row table:style-name="ro2">
          <table:table-cell table:style-name="ce3" office:value-type="date" office:date-value="2011-10-12">
            <text:p>11年10月12日</text:p>
          </table:table-cell>
          <table:table-cell/>
          <table:table-cell office:value-type="string">
            <text:p>邮件</text:p>
          </table:table-cell>
          <table:table-cell/>
          <table:table-cell table:style-name="ce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部门表</text:p>
          </table:table-cell>
          <table:table-cell office:value-type="string">
            <text:p>Depart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部门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subject_id</text:p>
          </table:table-cell>
          <table:table-cell office:value-type="string">
            <text:p>所属学科组</text:p>
          </table:table-cell>
          <table:table-cell table:style-name="ce1" office:value-type="string">
            <text:p>外键指向学科组表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学科组</text:p>
          </table:table-cell>
          <table:table-cell table:style-name="ce1" office:value-type="string">
            <text:p>Sub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学科组名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审评项目</text:p>
          </table:table-cell>
          <table:table-cell office:value-type="string">
            <text:p>ReviewPro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te</text:p>
          </table:table-cell>
          <table:table-cell office:value-type="string">
            <text:p>当前项目状态</text:p>
          </table:table-cell>
          <table:table-cell office:value-type="string">
            <text:p>新建立、进行中、已结束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4" office:value-type="string">
            <text:p>审评活动</text:p>
          </table:table-cell>
          <table:table-cell table:style-name="ce1" office:value-type="string">
            <text:p>ReviewActivit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gin_time</text:p>
          </table:table-cell>
          <table:table-cell office:value-type="string">
            <text:p>开始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end_time</text:p>
          </table:table-cell>
          <table:table-cell office:value-type="string">
            <text:p>结束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review_project_id</text:p>
          </table:table-cell>
          <table:table-cell office:value-type="string">
            <text:p>所属项目</text:p>
          </table:table-cell>
          <table:table-cell office:value-type="string">
            <text:p>外键指向审评项目</text:p>
          </table:table-cell>
          <table:table-cell/>
        </table:table-row>
        <table:table-row table:style-name="ro2">
          <table:table-cell/>
          <table:table-cell office:value-type="string">
            <text:p>activity_type</text:p>
          </table:table-cell>
          <table:table-cell office:value-type="string">
            <text:p>活动类型</text:p>
          </table:table-cell>
          <table:table-cell office:value-type="string">
            <text:p>用来决定调用那些代码模块的</text:p>
          </table:table-cell>
          <table:table-cell office:value-type="string">
            <text:p>info_register、department_review、jiaowu_review、keyan_review、renshi_review、vote_meeting、subject_meeting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活动之间关系</text:p>
          </table:table-cell>
          <table:table-cell table:style-name="ce1" office:value-type="string">
            <text:p>ReviewActivityRela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_activity_id</text:p>
          </table:table-cell>
          <table:table-cell office:value-type="string">
            <text:p>前置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2">
          <table:table-cell table:number-columns-repeated="2"/>
          <table:table-cell table:style-name="ce5" office:value-type="string">
            <text:p>前置活动判定条件</text:p>
          </table:table-cell>
          <table:table-cell table:style-name="ce5" office:value-type="string">
            <text:p>通过/未通过</text:p>
          </table:table-cell>
          <table:table-cell office:value-type="string">
            <text:p>初始阶段均以判定条件为通过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人员参加活动</text:p>
          </table:table-cell>
          <table:table-cell office:value-type="string">
            <text:p>PersonActivity<text:span text:style-name="T1">Relation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人员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2">
          <table:table-cell/>
          <table:table-cell table:style-name="ce1" office:value-type="string">
            <text:p>review_result</text:p>
          </table:table-cell>
          <table:table-cell office:value-type="string">
            <text:p>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1">
          <table:table-cell/>
          <table:table-cell table:style-name="ce1" office:value-type="string">
            <text:p>review_time</text:p>
          </table:table-cell>
          <table:table-cell office:value-type="string">
            <text:p>审评时间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viewer</text:p>
          </table:table-cell>
          <table:table-cell office:value-type="string">
            <text:p>审评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2">
          <table:table-cell/>
          <table:table-cell office:value-type="string">
            <text:p>confirm_result</text:p>
          </table:table-cell>
          <table:table-cell office:value-type="string">
            <text:p>确认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1">
          <table:table-cell/>
          <table:table-cell office:value-type="string">
            <text:p>confirm_time</text:p>
          </table:table-cell>
          <table:table-cell office:value-type="string">
            <text:p>审评确认时间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nfirmor</text:p>
          </table:table-cell>
          <table:table-cell office:value-type="string">
            <text:p>审评确认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2">
          <table:table-cell/>
          <table:table-cell table:style-name="ce1" office:value-type="string">
            <text:p>activity_result</text:p>
          </table:table-cell>
          <table:table-cell office:value-type="string">
            <text:p>该活动最终判定结果</text:p>
          </table:table-cell>
          <table:table-cell office:value-type="string">
            <text:p>通过/未通过</text:p>
          </table:table-cell>
          <table:table-cell office:value-type="string">
            <text:p>用于系统决定人员信息是否可以在下一个环节中可见</text:p>
          </table:table-cell>
        </table:table-row>
        <table:table-row table:style-name="ro1">
          <table:table-cell/>
          <table:table-cell office:value-type="string">
            <text:p>login_begin_time</text:p>
          </table:table-cell>
          <table:table-cell office:value-type="string">
            <text:p>特殊登录时间开始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login_end_time</text:p>
          </table:table-cell>
          <table:table-cell office:value-type="string">
            <text:p>特殊登录时间结束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is_leader</text:p>
          </table:table-cell>
          <table:table-cell office:value-type="string">
            <text:p>是否是组长</text:p>
          </table:table-cell>
          <table:table-cell office:value-type="string">
            <text:p>默认为fals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office:value-type="string">
            <text:p>活动序列号表</text:p>
          </table:table-cell>
          <table:table-cell office:value-type="string">
            <text:p>Serial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de</text:p>
          </table:table-cell>
          <table:table-cell office:value-type="string">
            <text:p>序列号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使用人员</text:p>
          </table:table-cell>
          <table:table-cell office:value-type="string">
            <text:p>外键指向人员表</text:p>
          </table:table-cell>
          <table:table-cell office:value-type="string">
            <text:p>被哪个人员使用</text:p>
          </table:table-cell>
        </table:table-row>
        <table:table-row table:style-name="ro1">
          <table:table-cell/>
          <table:table-cell office:value-type="string">
            <text:p>used_time</text:p>
          </table:table-cell>
          <table:table-cell office:value-type="string">
            <text:p>使用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tch_id</text:p>
          </table:table-cell>
          <table:table-cell table:style-name="ce1" office:value-type="string">
            <text:p>所属批次</text:p>
          </table:table-cell>
          <table:table-cell office:value-type="string">
            <text:p>外键指向活动序列号批次表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office:value-type="string">
            <text:p>活动序列号批次</text:p>
          </table:table-cell>
          <table:table-cell table:style-name="ce1" office:value-type="string">
            <text:p>SerialCodeBa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table:style-name="ce1" office:value-type="string">
            <text:p>批次名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end_time</text:p>
          </table:table-cell>
          <table:table-cell table:style-name="ce1" office:value-type="string">
            <text:p>有效时间截止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build_time</text:p>
          </table:table-cell>
          <table:table-cell table:style-name="ce1" office:value-type="string">
            <text:p>生成时间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table:style-name="ce1" office:value-type="string">
            <text:p>所属活动</text:p>
          </table:table-cell>
          <table:table-cell table:style-name="ce1" office:value-type="string">
            <text:p>外键指向活动表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说明</text:p>
          </table:table-cell>
          <table:table-cell table:number-columns-repeated="2"/>
        </table:table-row>
      </table:table>
      <table:table table:name="info_register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1" table:number-rows-repeated="3">
          <table:table-cell table:number-columns-repeated="4"/>
        </table:table-row>
        <table:table-row table:style-name="ro2">
          <table:table-cell table:style-name="ce2" office:value-type="date" office:date-value="2011-10-12">
            <text:p>11年10月12日</text:p>
          </table:table-cell>
          <table:table-cell office:value-type="string">
            <text:p>论文等信息样例表</text:p>
          </table:table-cell>
          <table:table-cell office:value-type="string">
            <text:p>Article</text:p>
          </table:table-cell>
          <table:table-cell/>
        </table:table-row>
        <table:table-row table:style-name="ro1">
          <table:table-cell/>
          <table:table-cell office:value-type="string">
            <text:p>owner</text:p>
          </table:table-cell>
          <table:table-cell office:value-type="string">
            <text:p>所属人</text:p>
          </table:table-cell>
          <table:table-cell office:value-type="string">
            <text:p>外键指向人员表</text:p>
          </table:table-cell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标题</text:p>
          </table:table-cell>
          <table:table-cell/>
        </table:table-row>
        <table:table-row table:style-name="ro1">
          <table:table-cell/>
          <table:table-cell office:value-type="string">
            <text:p>publication_name</text:p>
          </table:table-cell>
          <table:table-cell office:value-type="string">
            <text:p>学术刊物名称</text:p>
          </table:table-cell>
          <table:table-cell/>
        </table:table-row>
        <table:table-row table:style-name="ro1">
          <table:table-cell/>
          <table:table-cell office:value-type="string">
            <text:p>publish_date</text:p>
          </table:table-cell>
          <table:table-cell office:value-type="string">
            <text:p>发表时间（年月）</text:p>
          </table:table-cell>
          <table:table-cell/>
        </table:table-row>
        <table:table-row table:style-name="ro1">
          <table:table-cell/>
          <table:table-cell office:value-type="string">
            <text:p>person_rank</text:p>
          </table:table-cell>
          <table:table-cell office:value-type="string">
            <text:p>本人排名</text:p>
          </table:table-cell>
          <table:table-cell/>
        </table:table-row>
        <table:table-row table:style-name="ro1">
          <table:table-cell/>
          <table:table-cell table:style-name="ce1" office:value-type="string">
            <text:p>publication_type</text:p>
          </table:table-cell>
          <table:table-cell office:value-type="string">
            <text:p>论文发表类型</text:p>
          </table:table-cell>
          <table:table-cell office:value-type="string">
            <text:p>内部、外部</text:p>
          </table:table-cell>
        </table:table-row>
        <table:table-row table:style-name="ro1">
          <table:table-cell/>
          <table:table-cell office:value-type="string">
            <text:p>upload_time</text:p>
          </table:table-cell>
          <table:table-cell office:value-type="string">
            <text:p>上传时间</text:p>
          </table:table-cell>
          <table:table-cell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office:value-type="string">
            <text:p>上传时候的名称</text:p>
          </table:table-cell>
        </table:table-row>
        <table:table-row table:style-name="ro1">
          <table:table-cell/>
          <table:table-cell office:value-type="string">
            <text:p>file_name</text:p>
          </table:table-cell>
          <table:table-cell office:value-type="string">
            <text:p>服务器的文件称</text:p>
          </table:table-cell>
          <table:table-cell office:value-type="string">
            <text:p>上传后文件名称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论文活动中审核结果表</text:p>
          </table:table-cell>
          <table:table-cell table:style-name="ce1" office:value-type="string">
            <text:p>ArticleActivityRelation</text:p>
          </table:table-cell>
          <table:table-cell/>
        </table:table-row>
        <table:table-row table:style-name="ro1">
          <table:table-cell/>
          <table:table-cell office:value-type="string">
            <text:p>article_id</text:p>
          </table:table-cell>
          <table:table-cell office:value-type="string">
            <text:p>论文</text:p>
          </table:table-cell>
          <table:table-cell office:value-type="string">
            <text:p>外键指向论文表</text:p>
          </table:table-cell>
        </table:table-row>
        <table:table-row table:style-name="ro1">
          <table:table-cell/>
          <table:table-cell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</table:table-row>
        <table:table-row table:style-name="ro1">
          <table:table-cell/>
          <table:table-cell office:value-type="string">
            <text:p>result</text:p>
          </table:table-cell>
          <table:table-cell office:value-type="string">
            <text:p>审核结果</text:p>
          </table:table-cell>
          <table:table-cell office:value-type="string">
            <text:p>未审核、审核通过、审核未通过</text:p>
          </table:table-cell>
        </table:table-row>
        <table:table-row table:style-name="ro1">
          <table:table-cell/>
          <table:table-cell office:value-type="string">
            <text:p>reviewer_id</text:p>
          </table:table-cell>
          <table:table-cell office:value-type="string">
            <text:p>审核人</text:p>
          </table:table-cell>
          <table:table-cell office:value-type="string">
            <text:p>外键指向人员表</text:p>
          </table:table-cell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原因</text:p>
          </table:table-cell>
          <table:table-cell/>
        </table:table-row>
        <table:table-row table:style-name="ro1">
          <table:table-cell/>
          <table:table-cell office:value-type="string">
            <text:p>review_time</text:p>
          </table:table-cell>
          <table:table-cell office:value-type="string">
            <text:p>审核时间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style-name="ce2" office:value-type="date" office:date-value="2011-10-12">
            <text:p>11年10月12日</text:p>
          </table:table-cell>
          <table:table-cell office:value-type="string">
            <text:p>人员基本信息</text:p>
          </table:table-cell>
          <table:table-cell office:value-type="string">
            <text:p>BaseInfo</text:p>
          </table:table-cell>
          <table:table-cell/>
        </table:table-row>
        <table:table-row table:style-name="ro1">
          <table:table-cell/>
          <table:table-cell office:value-type="string">
            <text:p>nation</text:p>
          </table:table-cell>
          <table:table-cell office:value-type="string">
            <text:p>民族</text:p>
          </table:table-cell>
          <table:table-cell/>
        </table:table-row>
        <table:table-row table:style-name="ro1">
          <table:table-cell/>
          <table:table-cell office:value-type="string">
            <text:p>sex</text:p>
          </table:table-cell>
          <table:table-cell office:value-type="string">
            <text:p>性别</text:p>
          </table:table-cell>
          <table:table-cell/>
        </table:table-row>
        <table:table-row table:style-name="ro1">
          <table:table-cell/>
          <table:table-cell office:value-type="string">
            <text:p>birthday</text:p>
          </table:table-cell>
          <table:table-cell office:value-type="string">
            <text:p>出生年月</text:p>
          </table:table-cell>
          <table:table-cell/>
        </table:table-row>
        <table:table-row table:style-name="ro1">
          <table:table-cell/>
          <table:table-cell office:value-type="string">
            <text:p>last_review_time</text:p>
          </table:table-cell>
          <table:table-cell office:value-type="string">
            <text:p>评审时间</text:p>
          </table:table-cell>
          <table:table-cell/>
        </table:table-row>
        <table:table-row table:style-name="ro1">
          <table:table-cell/>
          <table:table-cell office:value-type="string">
            <text:p>invite_time</text:p>
          </table:table-cell>
          <table:table-cell office:value-type="string">
            <text:p>聘任时间</text:p>
          </table:table-cell>
          <table:table-cell/>
        </table:table-row>
        <table:table-row table:style-name="ro1">
          <table:table-cell/>
          <table:table-cell office:value-type="string">
            <text:p>degree</text:p>
          </table:table-cell>
          <table:table-cell office:value-type="string">
            <text:p>学位</text:p>
          </table:table-cell>
          <table:table-cell/>
        </table:table-row>
        <table:table-row table:style-name="ro2">
          <table:table-cell/>
          <table:table-cell office:value-type="string">
            <text:p>edu_background</text:p>
          </table:table-cell>
          <table:table-cell office:value-type="string">
            <text:p>学历</text:p>
          </table:table-cell>
          <table:table-cell/>
        </table:table-row>
        <table:table-row table:style-name="ro1">
          <table:table-cell/>
          <table:table-cell office:value-type="string">
            <text:p>current_level</text:p>
          </table:table-cell>
          <table:table-cell office:value-type="string">
            <text:p>当前级别</text:p>
          </table:table-cell>
          <table:table-cell office:value-type="string">
            <text:p>暂时不明确、测试简单</text:p>
          </table:table-cell>
        </table:table-row>
        <table:table-row table:style-name="ro1">
          <table:table-cell/>
          <table:table-cell office:value-type="string">
            <text:p>advance_level</text:p>
          </table:table-cell>
          <table:table-cell office:value-type="string">
            <text:p>拟晋升级别</text:p>
          </table:table-cell>
          <table:table-cell office:value-type="string">
            <text:p>暂时不明确、测试简单</text:p>
          </table:table-cell>
        </table:table-row>
        <table:table-row table:style-name="ro1">
          <table:table-cell/>
          <table:table-cell office:value-type="string">
            <text:p>review_type</text:p>
          </table:table-cell>
          <table:table-cell office:value-type="string">
            <text:p>评审类别</text:p>
          </table:table-cell>
          <table:table-cell office:value-type="string">
            <text:p>正常、破格</text:p>
          </table:table-cell>
        </table:table-row>
        <table:table-row table:style-name="ro1">
          <table:table-cell/>
          <table:table-cell office:value-type="string">
            <text:p>computer_exam</text:p>
          </table:table-cell>
          <table:table-cell table:style-name="ce6" office:value-type="string">
            <text:p>计算机考试</text:p>
          </table:table-cell>
          <table:table-cell table:style-name="ce6"/>
        </table:table-row>
        <table:table-row table:style-name="ro1">
          <table:table-cell/>
          <table:table-cell table:style-name="ce1" office:value-type="string">
            <text:p>computer_exam_file_name</text:p>
          </table:table-cell>
          <table:table-cell table:style-name="ce6" office:value-type="string">
            <text:p>计算机考试上传文件</text:p>
          </table:table-cell>
          <table:table-cell table:style-name="ce6"/>
        </table:table-row>
        <table:table-row table:style-name="ro1">
          <table:table-cell/>
          <table:table-cell office:value-type="string">
            <text:p>foreign_exam</text:p>
          </table:table-cell>
          <table:table-cell table:style-name="ce6" office:value-type="string">
            <text:p>外语考试</text:p>
          </table:table-cell>
          <table:table-cell table:style-name="ce6"/>
        </table:table-row>
        <table:table-row table:style-name="ro1">
          <table:table-cell/>
          <table:table-cell table:style-name="ce1" office:value-type="string">
            <text:p>foreign_exam_file_name</text:p>
          </table:table-cell>
          <table:table-cell table:style-name="ce1" office:value-type="string">
            <text:p>外语考试上传文件</text:p>
          </table:table-cell>
          <table:table-cell/>
        </table:table-row>
        <table:table-row table:style-name="ro1">
          <table:table-cell/>
          <table:table-cell office:value-type="string">
            <text:p>owner_id</text:p>
          </table:table-cell>
          <table:table-cell office:value-type="string">
            <text:p>所属人员</text:p>
          </table:table-cell>
          <table:table-cell/>
        </table:table-row>
      </table:table>
      <table:table table:name="department_review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部门在活动中排序表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部门</text:p>
          </table:table-cell>
          <table:table-cell table:style-name="ce1" office:value-type="string">
            <text:p>外键指向部门表</text:p>
          </table:table-cell>
        </table:table-row>
        <table:table-row table:style-name="ro1">
          <table:table-cell table:number-columns-repeated="2"/>
          <table:table-cell office:value-type="string">
            <text:p>活动</text:p>
          </table:table-cell>
          <table:table-cell table:style-name="ce1" office:value-type="string">
            <text:p>外键指向活动表</text:p>
          </table:table-cell>
        </table:table-row>
        <table:table-row table:style-name="ro1">
          <table:table-cell table:number-columns-repeated="2"/>
          <table:table-cell office:value-type="string">
            <text:p>顺序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" style:language-asian="zh" style:country-asian="CN" style:font-name-complex="DejaVu Sans Condensed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Condensed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2011／10／12</text:date>, <text:time>14:19:2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2T14:19:24</meta:creation-date>
    <meta:editing-duration>P0D</meta:editing-duration>
    <meta:editing-cycles>1</meta:editing-cycles>
    <meta:generator>OpenOffice.org/3.3$Linux OpenOffice.org_project/330m9$Build-9529</meta:generator>
    <meta:document-statistic meta:table-count="3" meta:cell-count="213" meta:object-count="0"/>
  </office:meta>
</office:document-meta>
</file>